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 fo:font-size="24pt" style:font-size-asian="24pt" style:font-size-complex="24pt"/>
    </style:style>
    <style:style style:name="P3" style:parent-style-name="Heading3" style:family="paragraph">
      <style:paragraph-properties fo:margin-top="0.1951in" fo:margin-bottom="0.1951in"/>
    </style:style>
    <style:style style:name="T4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5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6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7" style:parent-style-name="ListParagraph" style:family="paragraph">
      <style:paragraph-properties fo:margin-bottom="0in"/>
    </style:style>
    <style:style style:name="T8" style:parent-style-name="DefaultParagraphFont" style:family="text"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9" style:parent-style-name="Heading3" style:family="paragraph">
      <style:paragraph-properties fo:margin-top="0.1951in" fo:margin-bottom="0.1951in"/>
    </style:style>
    <style:style style:name="T10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olumn12" style:family="table-column">
      <style:table-column-properties style:column-width="1.8562in"/>
    </style:style>
    <style:style style:name="TableColumn13" style:family="table-column">
      <style:table-column-properties style:column-width="1.3319in"/>
    </style:style>
    <style:style style:name="TableColumn14" style:family="table-column">
      <style:table-column-properties style:column-width="3.2909in"/>
    </style:style>
    <style:style style:name="Table11" style:family="table">
      <style:table-properties style:width="6.4791in" fo:margin-left="0in" table:align="left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ell1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ableRow25" style:family="table-row">
      <style:table-row-properties style:min-row-height="0.2083in"/>
    </style:style>
    <style:style style:name="TableCell2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2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2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9" style:parent-style-name="ListParagraph" style:family="paragraph"/>
    <style:style style:name="TableRow30" style:family="table-row">
      <style:table-row-properties style:min-row-height="0.2083in"/>
    </style:style>
    <style:style style:name="TableCell3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3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3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4" style:parent-style-name="ListParagraph" style:family="paragraph"/>
    <style:style style:name="P35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style="italic" style:font-style-asian="italic" style:font-style-complex="italic" fo:color="#7F7F7F"/>
    </style:style>
    <style:style style:name="P36" style:parent-style-name="Heading3" style:family="paragraph">
      <style:paragraph-properties fo:margin-top="0.1951in" fo:margin-bottom="0.1951in"/>
    </style:style>
    <style:style style:name="T37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olumn39" style:family="table-column">
      <style:table-column-properties style:column-width="0.7034in"/>
    </style:style>
    <style:style style:name="TableColumn40" style:family="table-column">
      <style:table-column-properties style:column-width="2.2423in"/>
    </style:style>
    <style:style style:name="TableColumn41" style:family="table-column">
      <style:table-column-properties style:column-width="2.3451in"/>
    </style:style>
    <style:style style:name="TableColumn42" style:family="table-column">
      <style:table-column-properties style:column-width="1.1881in"/>
    </style:style>
    <style:style style:name="Table38" style:family="table">
      <style:table-properties style:width="6.4791in" fo:margin-left="0in" table:align="left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Cell4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ableCell5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Cell5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6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6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6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6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TableCell6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style="italic" style:font-style-asian="italic" style:font-style-complex="italic" fo:color="#7F7F7F"/>
    </style:style>
    <style:style style:name="P68" style:parent-style-name="Heading3" style:family="paragraph">
      <style:paragraph-properties fo:margin-top="0.1951in" fo:margin-bottom="0.1951in"/>
    </style:style>
    <style:style style:name="T69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7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style="italic" style:font-style-asian="italic" style:font-style-complex="italic" fo:color="#7F7F7F"/>
    </style:style>
    <style:style style:name="P7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 fo:font-style="italic" style:font-style-asian="italic" style:font-style-complex="italic" fo:color="#000000"/>
    </style:style>
    <style:style style:name="P72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73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74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75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  <style:style style:name="P76" style:parent-style-name="ListParagraph" style:family="paragraph">
      <style:paragraph-properties fo:margin-bottom="0in"/>
      <style:text-properties style:font-name="Aptos Display" style:font-name-asian="Aptos Display" style:font-name-complex="Aptos Display" fo:font-style="italic" style:font-style-asian="italic" style:font-style-complex="italic" fo:color="#000000"/>
    </style:style>
  </office:automatic-styles>
  <office:body>
    <office:text text:use-soft-page-breaks="true">
      <text:h text:style-name="P1" text:outline-level="1"><text:span text:style-name="T2">Project Planning &amp; Management Document</text:span></text:h>
      <text:h text:style-name="P3" text:outline-level="3"><text:span text:style-name="T4">1. Project Overview</text:span></text:h>
      <text:list text:style-name="LFO4" text:continue-numbering="true">
        <text:list-item>
          <text:p text:style-name="P5">Vetris</text:p>
        </text:list-item>
        <text:list-item>
          <text:p text:style-name="P6"><text:s/>Stuti and Harini</text:p>
        </text:list-item>
        <text:list-item>
          <text:p text:style-name="P7">A two-player Tetris game built on an ESP32. One player controls the game physically. The other player connects over Wi-Fi on their phone and decides which block comes next.<text:span text:style-name="T8"><text:s/></text:span></text:p>
        </text:list-item>
      </text:list>
      <text:p text:style-name="Normal"/>
      <text:h text:style-name="P9" text:outline-level="3"><text:span text:style-name="T10">2. Team Roles &amp; Responsibilities</text:span></text:h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Member Name</text:span></text:p>
          </table:table-cell>
          <table:table-cell table:style-name="TableCell19">
            <text:p text:style-name="P20"><text:span text:style-name="T21">Role</text:span></text:p>
          </table:table-cell>
          <table:table-cell table:style-name="TableCell22">
            <text:p text:style-name="P23"><text:span text:style-name="T24">Responsibilities</text:span></text:p>
          </table:table-cell>
        </table:table-row>
        <table:table-row table:style-name="TableRow25">
          <table:table-cell table:style-name="TableCell26">
            <text:p text:style-name="Normal">Stuti</text:p>
          </table:table-cell>
          <table:table-cell table:style-name="TableCell27">
            <text:p text:style-name="Normal">Designer</text:p>
          </table:table-cell>
          <table:table-cell table:style-name="TableCell28">
            <text:list text:style-name="LFO1" text:continue-numbering="true">
              <text:list-item>
                <text:p text:style-name="P29">Game Design</text:p>
              </text:list-item>
            </text:list>
          </table:table-cell>
        </table:table-row>
        <table:table-row table:style-name="TableRow30">
          <table:table-cell table:style-name="TableCell31">
            <text:p text:style-name="Normal">Harini</text:p>
          </table:table-cell>
          <table:table-cell table:style-name="TableCell32">
            <text:p text:style-name="Normal">Designer</text:p>
          </table:table-cell>
          <table:table-cell table:style-name="TableCell33">
            <text:list text:style-name="LFO2" text:continue-numbering="true">
              <text:list-item>
                <text:p text:style-name="P34">Code of Website</text:p>
              </text:list-item>
            </text:list>
          </table:table-cell>
        </table:table-row>
      </table:table>
      <text:p text:style-name="P35">👉 Clearly define who is responsible for what (software, electronics, documentation, etc.)</text:p>
      <text:p text:style-name="Normal"/>
      <text:h text:style-name="P36" text:outline-level="3"><text:span text:style-name="T37">3. Project Timeline &amp; Milestones</text:span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Week</text:span></text:p>
          </table:table-cell>
          <table:table-cell table:style-name="TableCell47">
            <text:p text:style-name="P48"><text:span text:style-name="T49">Goals</text:span></text:p>
          </table:table-cell>
          <table:table-cell table:style-name="TableCell50">
            <text:p text:style-name="P51"><text:span text:style-name="T52">Deliverables</text:span></text:p>
          </table:table-cell>
          <table:table-cell table:style-name="TableCell53">
            <text:p text:style-name="P54"><text:span text:style-name="T55">Status</text:span></text:p>
          </table:table-cell>
        </table:table-row>
        <table:table-row table:style-name="TableRow56">
          <table:table-cell table:style-name="TableCell57">
            <text:p text:style-name="P58">Week<text:s/>0</text:p>
          </table:table-cell>
          <table:table-cell table:style-name="TableCell59">
            <text:p text:style-name="Normal">Ideation Process for Game</text:p>
          </table:table-cell>
          <table:table-cell table:style-name="TableCell60">
            <text:p text:style-name="Normal">Approval for Game Idea</text:p>
          </table:table-cell>
          <table:table-cell table:style-name="TableCell61">
            <text:p text:style-name="Normal">Approved</text:p>
          </table:table-cell>
        </table:table-row>
        <table:table-row table:style-name="TableRow62">
          <table:table-cell table:style-name="TableCell63">
            <text:p text:style-name="Normal">Week 1</text:p>
          </table:table-cell>
          <table:table-cell table:style-name="TableCell64">
            <text:p text:style-name="Normal">Finalise Components and Game Flow, Initial Coding of Website</text:p>
          </table:table-cell>
          <table:table-cell table:style-name="TableCell65">
            <text:p text:style-name="Normal">Aproval Documents</text:p>
          </table:table-cell>
          <table:table-cell table:style-name="TableCell66">
            <text:p text:style-name="Normal">Done</text:p>
          </table:table-cell>
        </table:table-row>
      </table:table>
      <text:p text:style-name="P67">👉 Break project into weekly achievable goals</text:p>
      <text:p text:style-name="Normal"/>
      <text:h text:style-name="P68" text:outline-level="3"><text:span text:style-name="T69">4. Weekly Progress Log</text:span></text:h>
      <text:p text:style-name="P70">A table for each week:</text:p>
      <text:p text:style-name="P71">Week<text:s/>1</text:p>
      <text:list text:style-name="LFO3" text:continue-numbering="true">
        <text:list-item>
          <text:p text:style-name="P72">Planned Tasks:<text:s/><text:s/>Finalise Components and Game flow, Finish inital code for website, finalise exterior design</text:p>
        </text:list-item>
        <text:list-item>
          <text:p text:style-name="P73">Completed Tasks:<text:s/>Final components and game flow decided, basic initial code of website done, exterior design completed</text:p>
        </text:list-item>
        <text:list-item>
          <text:p text:style-name="P74">Challenges Faced:<text:s/>Finding components, website kept crashing</text:p>
        </text:list-item>
        <text:list-item>
          <text:p text:style-name="P75">Solutions:<text:s/>fixed the connections issue</text:p>
        </text:list-item>
        <text:list-item>
          <text:p text:style-name="P76">Next Steps:<text:s/>finalise circuit, begin game code, start exterior model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 Displa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n Prakash (Visiting Faculty)</meta:initial-creator>
    <dc:creator>Stuti Paul</dc:creator>
    <meta:creation-date>2026-04-07T07:52:00Z</meta:creation-date>
    <dc:date>2026-04-07T07:52:00Z</dc:date>
    <meta:template xlink:href="Normal.dotm" xlink:type="simple"/>
    <meta:editing-cycles>1</meta:editing-cycles>
    <meta:editing-duration>PT0S</meta:editing-duration>
    <meta:document-statistic meta:page-count="1" meta:paragraph-count="2" meta:word-count="178" meta:character-count="1197" meta:row-count="8" meta:non-whitespace-character-count="1021"/>
  </office:meta>
</office:document-meta>
</file>